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248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8" office:value-type="float" office:value="7935">
            <text:p>7935</text:p>
          </table:table-cell>
          <table:table-cell table:style-name="ce24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1"/>
          <table:table-cell table:style-name="ce24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4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4">14.07.2007</text:date>, <text:time>19:06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4T19:06:19</dc:date>
    <dc:language>de-DE</dc:language>
    <meta:editing-cycles>174</meta:editing-cycles>
    <meta:editing-duration>P9DT23H52M52S</meta:editing-duration>
    <meta:user-defined meta:name="Info 1"/>
    <meta:user-defined meta:name="Info 2"/>
    <meta:user-defined meta:name="Info 3"/>
    <meta:user-defined meta:name="Info 4"/>
    <meta:document-statistic meta:table-count="3" meta:cell-count="4802"/>
  </office:meta>
</office:document-meta>
</file>